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3" svg:font-family="'Fira Mono'" style:font-adornments="Regular" style:font-pitch="fixed"/>
    <style:font-face style:name="Fira Mono2" svg:font-family="'Fira Mono'" style:font-adornments="Regular" style:font-pitch="variable"/>
    <style:font-face style:name="Fira Mono1" svg:font-family="'Fira Mono'" style:font-family-generic="roman" style:font-pitch="variable"/>
    <style:font-face style:name="Fira Mono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a933" draw:textarea-horizontal-align="justify" draw:textarea-vertical-align="middle" draw:auto-grow-height="false" fo:min-height="1.368cm" fo:min-width="2.734cm"/>
      <style:paragraph-properties style:writing-mode="lr-tb"/>
    </style:style>
    <style:style style:name="gr2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1.368cm" fo:min-width="2.734cm"/>
      <style:paragraph-properties style:writing-mode="lr-tb"/>
    </style:style>
    <style:style style:name="gr3" style:family="graphic" style:parent-style-name="standard">
      <style:graphic-properties draw:stroke="none" draw:fill="solid" draw:fill-color="#8e86ae" draw:textarea-horizontal-align="justify" draw:textarea-vertical-align="middle" draw:auto-grow-height="false" fo:min-height="1.368cm" fo:min-width="2.73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4.0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5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00a933"/>
      <style:paragraph-properties fo:text-align="center" style:writing-mode="lr-tb"/>
    </style:style>
    <style:style style:name="P3" style:family="paragraph">
      <loext:graphic-properties draw:fill="solid" draw:fill-color="#c9211e"/>
      <style:paragraph-properties fo:text-align="center" style:writing-mode="lr-tb"/>
    </style:style>
    <style:style style:name="P4" style:family="paragraph">
      <loext:graphic-properties draw:fill="solid" draw:fill-color="#8e86ae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ed4c05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ed4c05" fo:font-size="18pt" style:font-size-asian="18pt" style:font-size-complex="18pt"/>
    </style:style>
    <style:style style:name="T1" style:family="text">
      <style:text-properties fo:color="#ed4c05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72cm" svg:height="2.286cm" svg:x="8.476cm" svg:y="1.50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4.572cm" svg:height="2.286cm" svg:x="8.476cm" svg:y="10.271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4.572cm" svg:height="2.286cm" svg:x="8.476cm" svg:y="5.82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572cm" svg:height="2.286cm" svg:x="1.237cm" svg:y="14.208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4.572cm" svg:height="2.286cm" svg:x="16.096cm" svg:y="14.208cm">
          <text:p text:style-name="P1">AR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0.762cm" svg:y1="5.826cm" svg:x2="10.762cm" svg:y2="3.794cm" draw:start-shape="id1" draw:start-glue-point="4" draw:end-shape="id2" draw:end-glue-point="8" svg:d="M10762 5826v-2032" svg:viewBox="0 0 1 2033">
          <text:p/>
        </draw:connector>
        <draw:connector draw:style-name="gr4" draw:text-style-name="P5" draw:layer="layout" draw:type="curve" draw:line-skew="-2.033cm" svg:x1="9.145cm" svg:y1="3.46cm" svg:x2="1.906cm" svg:y2="14.542cm" draw:start-shape="id2" draw:start-glue-point="7" draw:end-shape="id3" draw:end-glue-point="5" svg:d="M9145 3460c0 5263-7239-277-7239 11082" svg:viewBox="0 0 7240 11083">
          <text:p/>
        </draw:connector>
        <draw:connector draw:style-name="gr4" draw:text-style-name="P5" draw:layer="layout" draw:type="curve" draw:line-skew="0.888cm" svg:x1="1.237cm" svg:y1="15.351cm" svg:x2="8.476cm" svg:y2="2.651cm" draw:start-shape="id3" draw:start-glue-point="6" draw:end-shape="id2" draw:end-glue-point="6" svg:d="M1237 15351c582 0-3037-12700 7239-12700" svg:viewBox="0 0 7403 12701">
          <text:p/>
        </draw:connector>
        <draw:connector draw:style-name="gr4" draw:text-style-name="P5" draw:layer="layout" draw:type="curve" svg:x1="5.809cm" svg:y1="15.351cm" svg:x2="16.096cm" svg:y2="15.351cm" draw:start-shape="id3" draw:start-glue-point="10" draw:end-shape="id4" draw:end-glue-point="6" svg:d="M5809 15351h10287" svg:viewBox="0 0 10288 1">
          <text:p/>
        </draw:connector>
        <draw:connector draw:style-name="gr4" draw:text-style-name="P5" draw:layer="layout" draw:type="curve" svg:x1="5.14cm" svg:y1="14.542cm" svg:x2="9.145cm" svg:y2="12.223cm" draw:start-shape="id3" draw:start-glue-point="11" draw:end-shape="id5" draw:end-glue-point="7" svg:d="M5140 14542c0-1738 4005-579 4005-2319" svg:viewBox="0 0 4006 2320">
          <text:p/>
        </draw:connector>
        <draw:connector draw:style-name="gr4" draw:text-style-name="P5" draw:layer="layout" draw:type="curve" svg:x1="10.762cm" svg:y1="8.112cm" svg:x2="10.762cm" svg:y2="10.271cm" draw:start-shape="id1" draw:start-glue-point="8" draw:end-shape="id5" draw:end-glue-point="4" svg:d="M10762 8112v2159" svg:viewBox="0 0 1 2160">
          <text:p/>
        </draw:connector>
        <draw:connector draw:style-name="gr4" draw:text-style-name="P5" draw:layer="layout" draw:type="curve" svg:x1="16.765cm" svg:y1="14.542cm" svg:x2="12.379cm" svg:y2="12.223cm" draw:start-shape="id4" draw:start-glue-point="5" draw:end-shape="id5" draw:end-glue-point="9" svg:d="M16765 14542c0-1738-4386-579-4386-2319" svg:viewBox="0 0 4387 2320">
          <text:p/>
        </draw:connector>
        <draw:connector draw:style-name="gr4" draw:text-style-name="P5" draw:layer="layout" draw:type="curve" draw:line-skew="-0.936cm" svg:x1="20.668cm" svg:y1="15.351cm" svg:x2="13.048cm" svg:y2="2.651cm" draw:start-shape="id4" draw:start-glue-point="10" draw:end-shape="id2" draw:end-glue-point="10" svg:d="M20668 15351c-652 0 3157-12700-7620-12700" svg:viewBox="0 0 7765 12701">
          <text:p/>
        </draw:connector>
        <draw:connector draw:style-name="gr4" draw:text-style-name="P5" draw:layer="layout" draw:type="curve" svg:x1="3.523cm" svg:y1="14.208cm" svg:x2="8.476cm" svg:y2="6.969cm" draw:start-shape="id3" draw:start-glue-point="4" draw:end-shape="id1" draw:end-glue-point="6" svg:d="M3523 14208c0-4826 1651-7239 4953-7239" svg:viewBox="0 0 4954 7240">
          <text:p/>
        </draw:connector>
        <draw:connector draw:style-name="gr4" draw:text-style-name="P5" draw:layer="layout" draw:type="curve" svg:x1="12.379cm" svg:y1="7.778cm" svg:x2="18.382cm" svg:y2="14.208cm" draw:start-shape="id1" draw:start-glue-point="9" draw:end-shape="id4" draw:end-glue-point="4" svg:d="M12379 7778c0 5074 6003 1860 6003 6430" svg:viewBox="0 0 6004 6431">
          <text:p/>
        </draw:connector>
        <draw:connector draw:style-name="gr4" draw:text-style-name="P5" draw:layer="layout" draw:type="curve" svg:x1="19.999cm" svg:y1="14.542cm" svg:x2="13.048cm" svg:y2="6.969cm" draw:start-shape="id4" draw:start-glue-point="11" draw:end-shape="id1" draw:end-glue-point="10" svg:d="M19999 14542c0-5049-2317-7573-6951-7573" svg:viewBox="0 0 6952 7574">
          <text:p/>
        </draw:connector>
        <draw:connector draw:style-name="gr4" draw:text-style-name="P5" draw:layer="layout" draw:type="curve" draw:line-skew="1.107cm" svg:x1="16.765cm" svg:y1="16.16cm" svg:x2="18.382cm" svg:y2="16.494cm" draw:start-shape="id4" draw:start-glue-point="7" draw:end-shape="id4" draw:end-glue-point="8" svg:d="M16765 16160c0 2913 1617 2746 1617 334" svg:viewBox="0 0 1618 2165">
          <text:p/>
        </draw:connector>
        <draw:frame draw:style-name="gr5" draw:text-style-name="P6" draw:layer="layout" svg:width="4.566cm" svg:height="2.537cm" svg:x="4.562cm" svg:y="4.305cm">
          <draw:text-box>
            <text:p><text:span text:style-name="T1">@ <text:s/>! <text:s/>!!</text:span><text:span text:style-name="T1"><text:line-break/></text:span><text:span text:style-name="T1">str expr</text:span></text:p>
          </draw:text-box>
        </draw:frame>
        <draw:frame draw:style-name="gr6" draw:text-style-name="P6" draw:layer="layout" svg:width="3.55cm" svg:height="1.013cm" svg:x="10.381cm" svg:y="15.532cm">
          <draw:text-box>
            <text:p><text:span text:style-name="T1">str expr</text:span></text:p>
          </draw:text-box>
        </draw:frame>
        <draw:frame draw:style-name="gr7" draw:text-style-name="P8" draw:layer="layout" svg:width="2.026cm" svg:height="1.775cm" svg:x="13.429cm" svg:y="9.106cm">
          <draw:text-box>
            <text:p text:style-name="P7"><text:span text:style-name="T1">str</text:span><text:span text:style-name="T1"><text:line-break/></text:span><text:span text:style-name="T1">expr</text:span></text:p>
          </draw:text-box>
        </draw:frame>
        <draw:frame draw:style-name="gr8" draw:text-style-name="P6" draw:layer="layout" svg:width="1.645cm" svg:height="1.013cm" svg:x="1.745cm" svg:y="3.162cm">
          <draw:text-box>
            <text:p><text:span text:style-name="T1">| [</text:span></text:p>
          </draw:text-box>
        </draw:frame>
        <draw:frame draw:style-name="gr7" draw:text-style-name="P8" draw:layer="layout" svg:width="2.026cm" svg:height="1.775cm" svg:x="16.858cm" svg:y="18.529cm">
          <draw:text-box>
            <text:p text:style-name="P7"><text:span text:style-name="T1">str</text:span><text:span text:style-name="T1"><text:line-break/></text:span><text:span text:style-name="T1">expr</text:span></text:p>
          </draw:text-box>
        </draw:frame>
        <draw:frame draw:style-name="gr8" draw:text-style-name="P6" draw:layer="layout" svg:width="1.645cm" svg:height="1.013cm" svg:x="18.255cm" svg:y="3.086cm">
          <draw:text-box>
            <text:p><text:span text:style-name="T1">| [</text:span></text:p>
          </draw:text-box>
        </draw:frame>
        <draw:frame draw:style-name="gr9" draw:text-style-name="P6" draw:layer="layout" svg:width="0.883cm" svg:height="1.013cm" svg:x="16.223cm" svg:y="6.207cm">
          <draw:text-box>
            <text:p><text:span text:style-name="T1">]</text:span></text:p>
          </draw:text-box>
        </draw:frame>
        <draw:frame draw:style-name="gr10" draw:text-style-name="P6" draw:layer="layout" svg:width="0.68cm" svg:height="1.013cm" svg:x="4.875cm" svg:y="8.547cm">
          <draw:text-box>
            <text:p><text:span text:style-name="T1">]</text:span></text:p>
          </draw:text-box>
        </draw:frame>
        <draw:frame draw:style-name="gr9" draw:text-style-name="P6" draw:layer="layout" svg:width="0.883cm" svg:height="1.013cm" svg:x="11.39cm" svg:y="4.429cm">
          <draw:text-box>
            <text:p><text:span text:style-name="T1">|</text:span></text:p>
          </draw:text-box>
        </draw:frame>
        <draw:frame draw:style-name="gr11" draw:text-style-name="P6" draw:layer="layout" svg:width="1.696cm" svg:height="1.016cm" svg:x="9.111cm" svg:y="8.493cm">
          <draw:text-box>
            <text:p><text:span text:style-name="T1">EOL</text:span></text:p>
          </draw:text-box>
        </draw:frame>
        <draw:frame draw:style-name="gr11" draw:text-style-name="P6" draw:layer="layout" svg:width="1.696cm" svg:height="1.016cm" svg:x="5.936cm" svg:y="12.43cm">
          <draw:text-box>
            <text:p><text:span text:style-name="T1">EOL</text:span></text:p>
          </draw:text-box>
        </draw:frame>
        <draw:frame draw:style-name="gr11" draw:text-style-name="P6" draw:layer="layout" svg:width="1.696cm" svg:height="1.016cm" svg:x="13.384cm" svg:y="12.176cm">
          <draw:text-box>
            <text:p><text:span text:style-name="T1">EO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3" svg:font-family="'Fira Mono'" style:font-adornments="Regular" style:font-pitch="fixed"/>
    <style:font-face style:name="Fira Mono2" svg:font-family="'Fira Mono'" style:font-adornments="Regular" style:font-pitch="variable"/>
    <style:font-face style:name="Fira Mono1" svg:font-family="'Fira Mono'" style:font-family-generic="roman" style:font-pitch="variable"/>
    <style:font-face style:name="Fira Mono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Mono3" fo:font-family="'Fira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1:09:29.274002002</meta:creation-date>
    <dc:date>2020-05-16T20:55:17.371985711</dc:date>
    <meta:editing-duration>P1DT1H35M13S</meta:editing-duration>
    <meta:editing-cycles>11</meta:editing-cycles>
    <meta:generator>LibreOffice/6.3.5.2$Linux_X86_64 LibreOffice_project/30$Build-2</meta:generator>
    <meta:document-statistic meta:object-count="29"/>
  </office:meta>
</office:document-meta>
</file>